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stances of drinking that have caused me issues:</text:p>
      <text:p text:style-name="Standard"/>
      <text:list xml:id="list8918799109836293437" text:style-name="L1">
        <text:list-item>
          <text:p text:style-name="P1">I used to get drunk with my friends on weekends and that has ended me getting hung over the next day. There have been too many instances of feeling terrible the entire day after and being hung over in the morning. I have been known not to drink enough water and feel terrible the next day. I used to do this too often and have been known to have trouble controlling the amount I drink. When I get drunk I underestimate the amount I have already had and continue drinking until I get to the point where it can cause drunken behavior and be bad for health. I can stumble and have fell over before.</text:p>
        </text:list-item>
        <text:list-item>
          <text:p text:style-name="P1">Getting in trouble in public. In addition to drunken behavior getting me stares in public I have had poor behavior that resulted in me being picked up by the police and taken to jail holding. This has caused trouble for my brother and parents as well when they have had to take care of me during times I have drank too much.</text:p>
        </text:list-item>
        <text:list-item>
          <text:p text:style-name="P1">I have drank while taking meds and the doctor said it is a bad idea and to not drink at all since it can get in the way of the meds working. He has since represcribed some other meds so I don't have to drink any longer.</text:p>
        </text:list-item>
        <text:list-item>
          <text:p text:style-name="P1">Stealing drinks from stores and from people I know have been a big problem. I have been fined by Winco and have drank through many bottles of wine and liquor that do not belong to me and I should not have. It has resulted in the door being locked and alarms around the house to make sure this kind of thing does not happen.</text:p>
        </text:list-item>
        <text:list-item>
          <text:p text:style-name="P1">Drinking too much during lunch or dinner in public, or restaurants. I have been inappropriate in my behavior on many occasions and have cause my friends and parents trouble. It is something that only happens like this when I drink too much.</text:p>
        </text:list-item>
        <text:list-item>
          <text:p text:style-name="P1">I have also been to AA meetings over drinking and have used too much Kratom in the past ending me in rehab for it. I have since quit but it is still on my mind.</text:p>
        </text:list-item>
        <text:list-item>
          <text:p text:style-name="P1">In Canada I drank too much in public and ended up not paying attention to more important things happening, so the trip there was not as good.</text:p>
        </text:list-item>
        <text:list-item>
          <text:p text:style-name="P1">I have influenced my friends on many occasions poorly to drink too much and have caused issues.</text:p>
        </text:list-item>
        <text:list-item>
          <text:p text:style-name="P1">I have drank cooking wine and sake and it has been bad for cooking meals. I have wasted many bottles of it already.</text:p>
        </text:list-item>
        <text:list-item>
          <text:p text:style-name="P1">There has been instances of drinking that have lead to me wanting to smoke weed, that has been a bad habit that has taken a long time to break.</text:p>
        </text:list-item>
        <text:list-item>
          <text:p text:style-name="P1">I have been incoherent and have made bad decisions revolving around drinking like stealing drinks.</text:p>
        </text:list-item>
        <text:list-item>
          <text:p text:style-name="P1">Friends have told me I am more quiet or talkative in an acerbic way.</text:p>
        </text:list-item>
        <text:list-item>
          <text:p text:style-name="P1">My parents have told me it makes me more confrontational. I have also almost tripped walking down the stairs.</text:p>
        </text:list-item>
        <text:list-item>
          <text:p text:style-name="P1">Drinking just doesn't sit well with me and I don't feel all that great when I drink too much. I have noticed this as well, and don't even want to bother. This is a great example of a problem with drink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1-31T13:34:34.17</meta:creation-date>
    <dc:date>2022-02-02T16:42:53.11</dc:date>
    <meta:editing-duration>PT1H37M54S</meta:editing-duration>
    <meta:editing-cycles>8</meta:editing-cycles>
    <meta:generator>OpenOffice/4.1.7$Win32 OpenOffice.org_project/417m1$Build-9800</meta:generator>
    <meta:document-statistic meta:table-count="0" meta:image-count="0" meta:object-count="0" meta:page-count="1" meta:paragraph-count="15" meta:word-count="572" meta:character-count="2917"/>
  </office:meta>
</office:document-meta>
</file>